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dd3f1" officeooo:paragraph-rsid="000dd3f1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0dd3f1" officeooo:paragraph-rsid="000dd3f1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2pt" officeooo:rsid="000dd3f1" officeooo:paragraph-rsid="000dd3f1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dd3f1" officeooo:paragraph-rsid="000f6457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f6457" officeooo:paragraph-rsid="000f6457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1072c" officeooo:paragraph-rsid="0011072c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260b5" officeooo:paragraph-rsid="001260b5" style:font-size-asian="10.5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593c6" style:font-size-asian="14pt" style:font-size-complex="14pt"/>
    </style:style>
    <style:style style:name="T3" style:family="text">
      <style:text-properties officeooo:rsid="000f6457"/>
    </style:style>
    <style:style style:name="T4" style:family="text">
      <style:text-properties officeooo:rsid="0011072c"/>
    </style:style>
    <style:style style:name="T5" style:family="text">
      <style:text-properties officeooo:rsid="001260b5"/>
    </style:style>
    <style:style style:name="T6" style:family="text">
      <style:text-properties officeooo:rsid="0012e8d1"/>
    </style:style>
    <style:style style:name="T7" style:family="text">
      <style:text-properties officeooo:rsid="001593c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te de resenha de jogos</text:p>
      <text:p text:style-name="P2"/>
      <text:p text:style-name="P3"><text:tab/><text:span text:style-name="T1">Menu:</text:span> O menu devera <text:span text:style-name="T4">conter</text:span> <text:span text:style-name="T5">cinco </text:span>abas voltadas para home, <text:span text:style-name="T3">destaques, </text:span>jogos<text:span text:style-name="T4">(contem sub-menus tais como: lançamentos, resenhas, mais jogados, consoles)</text:span>, e-sports, <text:span text:style-name="T5">comunidade</text:span></text:p>
      <text:p text:style-name="P3"/>
      <text:p text:style-name="P4">Site devera conter também um s<text:span text:style-name="T3">istema de login(podendo utilizar contas como facebook, twitter e instagram), o usuário pode comentar as resenhas já publicadas, denunciá-las e classificá-las, e poderá também criar uma resenha que sera analisada pela equipe, para ser publicada na comunidade, onde também poderão denunciá-las, comentar, e classificá-las.</text:span></text:p>
      <text:p text:style-name="P4"/>
      <text:p text:style-name="P5"><text:tab/><text:span text:style-name="T1">Sistema de clas</text:span><text:span text:style-name="T2">s</text:span><text:span text:style-name="T1">ificação</text:span>: sistema de clas<text:span text:style-name="T7">s</text:span>ificação sera feito com controles de ps4 indo de noob(0) à pro(5). Quanto maior a classificação mais destaque na categoria de Destaques ele tera.</text:p>
      <text:p text:style-name="P5"/>
      <text:p text:style-name="P5"><text:tab/><text:span text:style-name="T1">Home</text:span>: Além do menu,<text:span text:style-name="T4">também </text:span>conter<text:span text:style-name="T7">á</text:span> as ultimas noticias sobre o mundo dos games, alguns dos principais destaques, as redes sociais do site.</text:p>
      <text:p text:style-name="P5"/>
      <text:p text:style-name="P6"><text:tab/><text:span text:style-name="T1">Rodapé</text:span>: Informações de contato como e-mail e telefone, formul<text:span text:style-name="T7">á</text:span>rio para sugest<text:span text:style-name="T7">õ</text:span>es, dispon<text:span text:style-name="T7">í</text:span>vel para todos os visitantes do site</text:p>
      <text:p text:style-name="P6"/>
      <text:p text:style-name="P7"><text:tab/><text:span text:style-name="T1">Destaques:</text:span> Esta pagina sera dividida em tr<text:span text:style-name="T7">ê</text:span>s partes, tops da semana com temas variados, <text:span text:style-name="T6">resenhas, tanto da comunidade quanto do site, jogos mais comentad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4:08:41.621815054</meta:creation-date>
    <dc:date>2018-03-20T15:04:39.134916716</dc:date>
    <meta:editing-duration>PT33M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169" meta:character-count="1155" meta:non-whitespace-character-count="988"/>
  </office:meta>
</office:document-meta>
</file>